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411cm"/>
    </style:style>
    <style:style style:name="co7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ext-properties fo:color="#c9211e"/>
    </style:style>
    <style:style style:name="ce17" style:family="table-cell" style:parent-style-name="Default">
      <style:text-properties style:use-window-font-color="tru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alcon 2020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6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ce6"/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71294112" calcext:value-type="float">
            <text:p>171294112</text:p>
          </table:table-cell>
          <table:table-cell office:value-type="float" office:value="1019.61" calcext:value-type="float">
            <text:p>1019.6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43301915" calcext:value-type="float">
            <text:p>43301915</text:p>
          </table:table-cell>
          <table:table-cell office:value-type="float" office:value="257.75" calcext:value-type="float">
            <text:p>257.75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504051" calcext:value-type="float">
            <text:p>50405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1155551" calcext:value-type="float">
            <text:p>21155551</text:p>
          </table:table-cell>
          <table:table-cell office:value-type="float" office:value="125.93" calcext:value-type="float">
            <text:p>125.93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3950073" calcext:value-type="float">
            <text:p>513950073</text:p>
          </table:table-cell>
          <table:table-cell office:value-type="float" office:value="3059.23" calcext:value-type="float">
            <text:p>3059.23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3985426" calcext:value-type="float">
            <text:p>93985426</text:p>
          </table:table-cell>
          <table:table-cell office:value-type="float" office:value="559.43" calcext:value-type="float">
            <text:p>559.43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032261" calcext:value-type="float">
            <text:p>1032261</text:p>
          </table:table-cell>
          <table:table-cell office:value-type="float" office:value="6.14" calcext:value-type="float">
            <text:p>6.1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4985653" calcext:value-type="float">
            <text:p>44985653</text:p>
          </table:table-cell>
          <table:table-cell office:value-type="float" office:value="267.77" calcext:value-type="float">
            <text:p>267.7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6" table:number-rows-spanned="1">
            <text:p>key generation</text:p>
          </table:table-cell>
          <table:covered-table-cell table:number-columns-repeated="4" table:style-name="ce9"/>
          <table:covered-table-cell table:style-name="ce12"/>
          <table:table-cell table:style-name="ce9" office:value-type="string" calcext:value-type="string" table:number-columns-spanned="6" table:number-rows-spanned="1">
            <text:p>signing (dynamic)</text:p>
          </table:table-cell>
          <table:covered-table-cell table:number-columns-repeated="5" table:style-name="ce10"/>
          <table:table-cell table:style-name="ce4" office:value-type="string" calcext:value-type="string" table:number-columns-spanned="6" table:number-rows-spanned="1">
            <text:p>verifying</text:p>
          </table:table-cell>
          <table:covered-table-cell table:number-columns-repeated="4" table:style-name="ce10"/>
          <table:covered-table-cell table:style-name="ce11"/>
          <table:table-cell table:style-name="ce9" office:value-type="string" calcext:value-type="string" table:number-columns-spanned="6" table:number-rows-spanned="1">
            <text:p>signing (tree)</text:p>
          </table:table-cell>
          <table:covered-table-cell table:number-columns-repeated="5" table:style-name="ce10"/>
        </table:table-row>
        <table:table-row table:style-name="ro1">
          <table:table-cell table:style-name="ce3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10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3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10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</table:table-row>
        <table:table-row table:style-name="ro1">
          <table:table-cell office:value-type="string" calcext:value-type="string">
            <text:p>1-512</text:p>
          </table:table-cell>
          <table:table-cell office:value-type="float" office:value="70429489" calcext:value-type="float">
            <text:p>70429489</text:p>
          </table:table-cell>
          <table:table-cell office:value-type="float" office:value="326" calcext:value-type="float">
            <text:p>326</text:p>
          </table:table-cell>
          <table:table-cell table:formula="of:=([.B5]/([.C5]/1000))/1000000" office:value-type="float" office:value="216.041377300614" calcext:value-type="float">
            <text:p>216.041377300614</text:p>
          </table:table-cell>
          <table:table-cell table:style-name="ce6" table:formula="of:=[.$B$1]/[.B5]" office:value-type="float" office:value="2.43213623202633" calcext:value-type="float">
            <text:p>2.43213623202633</text:p>
          </table:table-cell>
          <table:table-cell table:formula="of:=[.$C$1]/[.C5]" office:value-type="float" office:value="3.12763803680982" calcext:value-type="float">
            <text:p>3.12763803680982</text:p>
          </table:table-cell>
          <table:table-cell office:value-type="string" calcext:value-type="string">
            <text:p>1-512</text:p>
          </table:table-cell>
          <table:table-cell office:value-type="float" office:value="5079108" calcext:value-type="float">
            <text:p>5079108</text:p>
          </table:table-cell>
          <table:table-cell office:value-type="float" office:value="23" calcext:value-type="float">
            <text:p>23</text:p>
          </table:table-cell>
          <table:table-cell table:formula="of:=([.H5]/([.I5]/1000))/1000000" office:value-type="float" office:value="220.830782608696" calcext:value-type="float">
            <text:p>220.830782608696</text:p>
          </table:table-cell>
          <table:table-cell table:formula="of:=[.$H$1]/[.H5]" office:value-type="float" office:value="8.52549601229192" calcext:value-type="float">
            <text:p>8.52549601229192</text:p>
          </table:table-cell>
          <table:table-cell table:formula="of:=[.$I$1]/[.I5]" office:value-type="float" office:value="11.2065217391304" calcext:value-type="float">
            <text:p>11.2065217391304</text:p>
          </table:table-cell>
          <table:table-cell office:value-type="string" calcext:value-type="string">
            <text:p>1-512</text:p>
          </table:table-cell>
          <table:table-cell office:value-type="float" office:value="939845" calcext:value-type="float">
            <text:p>939845</text:p>
          </table:table-cell>
          <table:table-cell office:value-type="float" office:value="4" calcext:value-type="float">
            <text:p>4</text:p>
          </table:table-cell>
          <table:table-cell table:formula="of:=([.N5]/([.O5]/1000))/1000000" office:value-type="float" office:value="234.96125" calcext:value-type="float">
            <text:p>234.96125</text:p>
          </table:table-cell>
          <table:table-cell table:style-name="ce6" table:formula="of:=[.$N$1]/[.N5]" office:value-type="float" office:value="0.536312902659481" calcext:value-type="float">
            <text:p>0.536312902659481</text:p>
          </table:table-cell>
          <table:table-cell table:formula="of:=[.$O$1]/[.O5]" office:value-type="float" office:value="0.75" calcext:value-type="float">
            <text:p>0.75</text:p>
          </table:table-cell>
          <table:table-cell office:value-type="string" calcext:value-type="string">
            <text:p>1-512</text:p>
          </table:table-cell>
          <table:table-cell office:value-type="float" office:value="3559533" calcext:value-type="float">
            <text:p>3559533</text:p>
          </table:table-cell>
          <table:table-cell office:value-type="float" office:value="16.485" calcext:value-type="float">
            <text:p>16.485</text:p>
          </table:table-cell>
          <table:table-cell table:formula="of:=([.T5]/([.U5]/1000))/1000000" office:value-type="float" office:value="215.925568698817" calcext:value-type="float">
            <text:p>215.925568698817</text:p>
          </table:table-cell>
          <table:table-cell table:formula="of:=[.$T$1]/[.T5]" office:value-type="float" office:value="5.94335015295546" calcext:value-type="float">
            <text:p>5.94335015295546</text:p>
          </table:table-cell>
          <table:table-cell table:formula="of:=[.$U$1]/[.U5]" office:value-type="float" office:value="7.63906581740977" calcext:value-type="float">
            <text:p>7.63906581740977</text:p>
          </table:table-cell>
        </table:table-row>
        <table:table-row table:style-name="ro1">
          <table:table-cell office:value-type="string" calcext:value-type="string">
            <text:p>1-1024</text:p>
          </table:table-cell>
          <table:table-cell office:value-type="float" office:value="267226050" calcext:value-type="float">
            <text:p>267226050</text:p>
          </table:table-cell>
          <table:table-cell office:value-type="float" office:value="1237.16" calcext:value-type="float">
            <text:p>1237.16</text:p>
          </table:table-cell>
          <table:table-cell table:formula="of:=([.B6]/([.C6]/1000))/1000000" office:value-type="float" office:value="215.999587765527" calcext:value-type="float">
            <text:p>215.999587765527</text:p>
          </table:table-cell>
          <table:table-cell table:style-name="ce6" table:formula="of:=[.$B$2]/[.B6]" office:value-type="float" office:value="1.92327833682382" calcext:value-type="float">
            <text:p>1.92327833682382</text:p>
          </table:table-cell>
          <table:table-cell table:formula="of:=[.$C$2]/[.C6]" office:value-type="float" office:value="2.47278444178603" calcext:value-type="float">
            <text:p>2.47278444178603</text:p>
          </table:table-cell>
          <table:table-cell office:value-type="string" calcext:value-type="string">
            <text:p>1-1024</text:p>
          </table:table-cell>
          <table:table-cell office:value-type="float" office:value="10529677" calcext:value-type="float">
            <text:p>10529677</text:p>
          </table:table-cell>
          <table:table-cell office:value-type="float" office:value="48.751" calcext:value-type="float">
            <text:p>48.751</text:p>
          </table:table-cell>
          <table:table-cell table:formula="of:=([.H6]/([.I6]/1000))/1000000" office:value-type="float" office:value="215.988943816537" calcext:value-type="float">
            <text:p>215.988943816537</text:p>
          </table:table-cell>
          <table:table-cell table:formula="of:=[.$H$2]/[.H6]" office:value-type="float" office:value="8.9257653392407" calcext:value-type="float">
            <text:p>8.9257653392407</text:p>
          </table:table-cell>
          <table:table-cell table:formula="of:=[.$I$2]/[.I6]" office:value-type="float" office:value="11.4752517897069" calcext:value-type="float">
            <text:p>11.4752517897069</text:p>
          </table:table-cell>
          <table:table-cell office:value-type="string" calcext:value-type="string">
            <text:p>1-1024</text:p>
          </table:table-cell>
          <table:table-cell office:value-type="float" office:value="1579927" calcext:value-type="float">
            <text:p>1579927</text:p>
          </table:table-cell>
          <table:table-cell office:value-type="float" office:value="7.317" calcext:value-type="float">
            <text:p>7.317</text:p>
          </table:table-cell>
          <table:table-cell table:formula="of:=([.N6]/([.O6]/1000))/1000000" office:value-type="float" office:value="215.925515921826" calcext:value-type="float">
            <text:p>215.925515921826</text:p>
          </table:table-cell>
          <table:table-cell table:style-name="ce6" table:formula="of:=[.$N$2]/[.N6]" office:value-type="float" office:value="0.653359933718457" calcext:value-type="float">
            <text:p>0.653359933718457</text:p>
          </table:table-cell>
          <table:table-cell table:formula="of:=[.$O$2]/[.O6]" office:value-type="float" office:value="0.839141724750581" calcext:value-type="float">
            <text:p>0.839141724750581</text:p>
          </table:table-cell>
          <table:table-cell office:value-type="string" calcext:value-type="string">
            <text:p>1-1024</text:p>
          </table:table-cell>
          <table:table-cell office:value-type="float" office:value="6407314" calcext:value-type="float">
            <text:p>6407314</text:p>
          </table:table-cell>
          <table:table-cell office:value-type="float" office:value="29.669" calcext:value-type="float">
            <text:p>29.669</text:p>
          </table:table-cell>
          <table:table-cell table:formula="of:=([.T6]/([.U6]/1000))/1000000" office:value-type="float" office:value="215.959890795106" calcext:value-type="float">
            <text:p>215.959890795106</text:p>
          </table:table-cell>
          <table:table-cell table:formula="of:=[.$T$2]/[.T6]" office:value-type="float" office:value="7.02098461227279" calcext:value-type="float">
            <text:p>7.02098461227279</text:p>
          </table:table-cell>
          <table:table-cell table:formula="of:=[.$U$2]/[.U6]" office:value-type="float" office:value="9.02524520543328" calcext:value-type="float">
            <text:p>9.02524520543328</text:p>
          </table:table-cell>
        </table:table-row>
        <table:table-row table:style-name="ro1">
          <table:table-cell office:value-type="string" calcext:value-type="string">
            <text:p>2-512</text:p>
          </table:table-cell>
          <table:table-cell office:value-type="float" office:value="70508899" calcext:value-type="float">
            <text:p>70508899</text:p>
          </table:table-cell>
          <table:table-cell office:value-type="float" office:value="326.433" calcext:value-type="float">
            <text:p>326.433</text:p>
          </table:table-cell>
          <table:table-cell table:formula="of:=([.B7]/([.C7]/1000))/1000000" office:value-type="float" office:value="215.998073111481" calcext:value-type="float">
            <text:p>215.998073111481</text:p>
          </table:table-cell>
          <table:table-cell table:style-name="ce6" table:formula="of:=[.$B$1]/[.B7]" office:value-type="float" office:value="2.42939706092986" calcext:value-type="float">
            <text:p>2.42939706092986</text:p>
          </table:table-cell>
          <table:table-cell table:formula="of:=[.$C$1]/[.C7]" office:value-type="float" office:value="3.12348935309849" calcext:value-type="float">
            <text:p>3.12348935309849</text:p>
          </table:table-cell>
          <table:table-cell table:style-name="ce15" office:value-type="string" calcext:value-type="string">
            <text:p>2-512</text:p>
          </table:table-cell>
          <table:table-cell table:style-name="ce15" office:value-type="float" office:value="27257920" calcext:value-type="float">
            <text:p>27257920</text:p>
          </table:table-cell>
          <table:table-cell table:style-name="ce15" office:value-type="float" office:value="126.197" calcext:value-type="float">
            <text:p>126.197</text:p>
          </table:table-cell>
          <table:table-cell table:style-name="ce15" table:formula="of:=([.H7]/([.I7]/1000))/1000000" office:value-type="float" office:value="215.99499195702" calcext:value-type="float">
            <text:p>215.99499195702</text:p>
          </table:table-cell>
          <table:table-cell table:style-name="ce15" table:formula="of:=[.$H$1]/[.H7]" office:value-type="float" office:value="1.58859938689379" calcext:value-type="float">
            <text:p>1.58859938689379</text:p>
          </table:table-cell>
          <table:table-cell table:style-name="ce15" table:formula="of:=[.$I$1]/[.I7]" office:value-type="float" office:value="2.04244157943533" calcext:value-type="float">
            <text:p>2.04244157943533</text:p>
          </table:table-cell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1-1024</text:p>
          </table:table-cell>
          <table:table-cell office:value-type="float" office:value="6425721" calcext:value-type="float">
            <text:p>6425721</text:p>
          </table:table-cell>
          <table:table-cell office:value-type="float" office:value="29.752" calcext:value-type="float">
            <text:p>29.752</text:p>
          </table:table-cell>
          <table:table-cell table:formula="of:=([.T7]/([.U7]/1000))/1000000" office:value-type="float" office:value="215.976102446894" calcext:value-type="float">
            <text:p>215.976102446894</text:p>
          </table:table-cell>
          <table:table-cell table:formula="of:=[.$T$2]/[.T7]" office:value-type="float" office:value="7.00087243128047" calcext:value-type="float">
            <text:p>7.00087243128047</text:p>
          </table:table-cell>
          <table:table-cell table:formula="of:=[.$U$2]/[.U7]" office:value-type="float" office:value="9.00006722237161" calcext:value-type="float">
            <text:p>9.00006722237161</text:p>
          </table:table-cell>
        </table:table-row>
        <table:table-row table:style-name="ro1">
          <table:table-cell office:value-type="string" calcext:value-type="string">
            <text:p>3-512-25</text:p>
          </table:table-cell>
          <table:table-cell office:value-type="float" office:value="79578478" calcext:value-type="float">
            <text:p>79578478</text:p>
          </table:table-cell>
          <table:table-cell office:value-type="float" office:value="368.422" calcext:value-type="float">
            <text:p>368.422</text:p>
          </table:table-cell>
          <table:table-cell table:formula="of:=([.B8]/([.C8]/1000))/1000000" office:value-type="float" office:value="215.998170576133" calcext:value-type="float">
            <text:p>215.998170576133</text:p>
          </table:table-cell>
          <table:table-cell table:style-name="ce6" table:formula="of:=[.$B$1]/[.B8]" office:value-type="float" office:value="2.15251807153185" calcext:value-type="float">
            <text:p>2.15251807153185</text:p>
          </table:table-cell>
          <table:table-cell table:formula="of:=[.$C$1]/[.C8]" office:value-type="float" office:value="2.76750574069952" calcext:value-type="float">
            <text:p>2.76750574069952</text:p>
          </table:table-cell>
          <table:table-cell office:value-type="string" calcext:value-type="string">
            <text:p>3-512-25</text:p>
          </table:table-cell>
          <table:table-cell office:value-type="float" office:value="4781526" calcext:value-type="float">
            <text:p>4781526</text:p>
          </table:table-cell>
          <table:table-cell office:value-type="float" office:value="22.139" calcext:value-type="float">
            <text:p>22.139</text:p>
          </table:table-cell>
          <table:table-cell table:style-name="ce17" table:formula="of:=([.H8]/([.I8]/1000))/1000000" office:value-type="float" office:value="215.977505759068" calcext:value-type="float">
            <text:p>215.977505759068</text:p>
          </table:table-cell>
          <table:table-cell table:style-name="ce17" table:formula="of:=[.$H$1]/[.H8]" office:value-type="float" office:value="9.0560869061467" calcext:value-type="float">
            <text:p>9.0560869061467</text:p>
          </table:table-cell>
          <table:table-cell table:style-name="ce17" table:formula="of:=[.$I$1]/[.I8]" office:value-type="float" office:value="11.6423506030083" calcext:value-type="float">
            <text:p>11.6423506030083</text:p>
          </table:table-cell>
          <table:table-cell office:value-type="string" calcext:value-type="string">
            <text:p>3-512-25</text:p>
          </table:table-cell>
          <table:table-cell office:value-type="float" office:value="559164" calcext:value-type="float">
            <text:p>559164</text:p>
          </table:table-cell>
          <table:table-cell office:value-type="float" office:value="2.59" calcext:value-type="float">
            <text:p>2.59</text:p>
          </table:table-cell>
          <table:table-cell table:formula="of:=([.N8]/([.O8]/1000))/1000000" office:value-type="float" office:value="215.893436293436" calcext:value-type="float">
            <text:p>215.893436293436</text:p>
          </table:table-cell>
          <table:table-cell table:style-name="ce6" table:formula="of:=[.$N$1]/[.N8]" office:value-type="float" office:value="0.901436787776037" calcext:value-type="float">
            <text:p>0.901436787776037</text:p>
          </table:table-cell>
          <table:table-cell table:formula="of:=[.$O$1]/[.O8]" office:value-type="float" office:value="1.15830115830116" calcext:value-type="float">
            <text:p>1.15830115830116</text:p>
          </table:table-cell>
          <table:table-cell office:value-type="string" calcext:value-type="string">
            <text:p>3-512-25</text:p>
          </table:table-cell>
          <table:table-cell office:value-type="float" office:value="2831635" calcext:value-type="float">
            <text:p>2831635</text:p>
          </table:table-cell>
          <table:table-cell office:value-type="float" office:value="13.111" calcext:value-type="float">
            <text:p>13.111</text:p>
          </table:table-cell>
          <table:table-cell table:formula="of:=([.T8]/([.U8]/1000))/1000000" office:value-type="float" office:value="215.973991305011" calcext:value-type="float">
            <text:p>215.973991305011</text:p>
          </table:table-cell>
          <table:table-cell table:formula="of:=[.$T$1]/[.T8]" office:value-type="float" office:value="7.47114335004335" calcext:value-type="float">
            <text:p>7.47114335004335</text:p>
          </table:table-cell>
          <table:table-cell table:formula="of:=[.$U$1]/[.U8]" office:value-type="float" office:value="9.6049119060331" calcext:value-type="float">
            <text:p>9.6049119060331</text:p>
          </table:table-cell>
        </table:table-row>
        <table:table-row table:style-name="ro1">
          <table:table-cell office:value-type="string" calcext:value-type="string">
            <text:p>4-512-100</text:p>
          </table:table-cell>
          <table:table-cell office:value-type="float" office:value="77642679" calcext:value-type="float">
            <text:p>77642679</text:p>
          </table:table-cell>
          <table:table-cell office:value-type="float" office:value="360.664" calcext:value-type="float">
            <text:p>360.664</text:p>
          </table:table-cell>
          <table:table-cell table:formula="of:=([.B9]/([.C9]/1000))/1000000" office:value-type="float" office:value="215.277041789588" calcext:value-type="float">
            <text:p>215.277041789588</text:p>
          </table:table-cell>
          <table:table-cell table:style-name="ce6" table:formula="of:=[.$B$1]/[.B9]" office:value-type="float" office:value="2.20618497720822" calcext:value-type="float">
            <text:p>2.20618497720822</text:p>
          </table:table-cell>
          <table:table-cell table:formula="of:=[.$C$1]/[.C9]" office:value-type="float" office:value="2.82703568972784" calcext:value-type="float">
            <text:p>2.82703568972784</text:p>
          </table:table-cell>
          <table:table-cell office:value-type="string" calcext:value-type="string">
            <text:p>4-512-100</text:p>
          </table:table-cell>
          <table:table-cell office:value-type="float" office:value="4707406" calcext:value-type="float">
            <text:p>4707406</text:p>
          </table:table-cell>
          <table:table-cell office:value-type="float" office:value="22.029" calcext:value-type="float">
            <text:p>22.029</text:p>
          </table:table-cell>
          <table:table-cell table:style-name="ce17" table:formula="of:=([.H9]/([.I9]/1000))/1000000" office:value-type="float" office:value="213.691315992555" calcext:value-type="float">
            <text:p>213.691315992555</text:p>
          </table:table-cell>
          <table:table-cell table:style-name="ce17" table:formula="of:=[.$H$1]/[.H9]" office:value-type="float" office:value="9.19867863532485" calcext:value-type="float">
            <text:p>9.19867863532485</text:p>
          </table:table-cell>
          <table:table-cell table:style-name="ce17" table:formula="of:=[.$I$1]/[.I9]" office:value-type="float" office:value="11.7004857233647" calcext:value-type="float">
            <text:p>11.7004857233647</text:p>
          </table:table-cell>
          <table:table-cell office:value-type="string" calcext:value-type="string">
            <text:p>4-512-100</text:p>
          </table:table-cell>
          <table:table-cell office:value-type="float" office:value="558999" calcext:value-type="float">
            <text:p>558999</text:p>
          </table:table-cell>
          <table:table-cell office:value-type="float" office:value="2.59" calcext:value-type="float">
            <text:p>2.59</text:p>
          </table:table-cell>
          <table:table-cell table:formula="of:=([.N9]/([.O9]/1000))/1000000" office:value-type="float" office:value="215.82972972973" calcext:value-type="float">
            <text:p>215.82972972973</text:p>
          </table:table-cell>
          <table:table-cell table:style-name="ce6" table:formula="of:=[.$N$1]/[.N9]" office:value-type="float" office:value="0.901702865300296" calcext:value-type="float">
            <text:p>0.901702865300296</text:p>
          </table:table-cell>
          <table:table-cell table:formula="of:=[.$O$1]/[.O9]" office:value-type="float" office:value="1.15830115830116" calcext:value-type="float">
            <text:p>1.15830115830116</text:p>
          </table:table-cell>
          <table:table-cell office:value-type="string" calcext:value-type="string">
            <text:p>4-512-100</text:p>
          </table:table-cell>
          <table:table-cell office:value-type="float" office:value="2868799" calcext:value-type="float">
            <text:p>2868799</text:p>
          </table:table-cell>
          <table:table-cell office:value-type="float" office:value="13.174" calcext:value-type="float">
            <text:p>13.174</text:p>
          </table:table-cell>
          <table:table-cell table:formula="of:=([.T9]/([.U9]/1000))/1000000" office:value-type="float" office:value="217.7621830879" calcext:value-type="float">
            <text:p>217.7621830879</text:p>
          </table:table-cell>
          <table:table-cell table:formula="of:=[.$T$1]/[.T9]" office:value-type="float" office:value="7.37435805018058" calcext:value-type="float">
            <text:p>7.37435805018058</text:p>
          </table:table-cell>
          <table:table-cell table:formula="of:=[.$U$1]/[.U9]" office:value-type="float" office:value="9.55897980871413" calcext:value-type="float">
            <text:p>9.55897980871413</text:p>
          </table:table-cell>
        </table:table-row>
        <table:table-row table:style-name="ro1">
          <table:table-cell office:value-type="string" calcext:value-type="string">
            <text:p>5-1024-100</text:p>
          </table:table-cell>
          <table:table-cell office:value-type="float" office:value="130810693" calcext:value-type="float">
            <text:p>130810693</text:p>
          </table:table-cell>
          <table:table-cell office:value-type="float" office:value="605.609" calcext:value-type="float">
            <text:p>605.609</text:p>
          </table:table-cell>
          <table:table-cell table:formula="of:=([.B10]/([.C10]/1000))/1000000" office:value-type="float" office:value="215.998594802917" calcext:value-type="float">
            <text:p>215.998594802917</text:p>
          </table:table-cell>
          <table:table-cell table:style-name="ce6" table:formula="of:=[.$B$2]/[.B10]" office:value-type="float" office:value="3.92896070812804" calcext:value-type="float">
            <text:p>3.92896070812804</text:p>
          </table:table-cell>
          <table:table-cell table:formula="of:=[.$C$2]/[.C10]" office:value-type="float" office:value="5.05149362047129" calcext:value-type="float">
            <text:p>5.05149362047129</text:p>
          </table:table-cell>
          <table:table-cell office:value-type="string" calcext:value-type="string">
            <text:p>5-1024-100</text:p>
          </table:table-cell>
          <table:table-cell office:value-type="float" office:value="10189743" calcext:value-type="float">
            <text:p>10189743</text:p>
          </table:table-cell>
          <table:table-cell office:value-type="float" office:value="47.177" calcext:value-type="float">
            <text:p>47.177</text:p>
          </table:table-cell>
          <table:table-cell table:formula="of:=([.H10]/([.I10]/1000))/1000000" office:value-type="float" office:value="215.98963477966" calcext:value-type="float">
            <text:p>215.98963477966</text:p>
          </table:table-cell>
          <table:table-cell table:formula="of:=[.$H$2]/[.H10]" office:value-type="float" office:value="9.22353252677717" calcext:value-type="float">
            <text:p>9.22353252677717</text:p>
          </table:table-cell>
          <table:table-cell table:formula="of:=[.$I$2]/[.I10]" office:value-type="float" office:value="11.8581088242152" calcext:value-type="float">
            <text:p>11.8581088242152</text:p>
          </table:table-cell>
          <table:table-cell office:value-type="string" calcext:value-type="string">
            <text:p>5-1024-100</text:p>
          </table:table-cell>
          <table:table-cell office:value-type="float" office:value="1127407" calcext:value-type="float">
            <text:p>1127407</text:p>
          </table:table-cell>
          <table:table-cell office:value-type="float" office:value="5.222" calcext:value-type="float">
            <text:p>5.222</text:p>
          </table:table-cell>
          <table:table-cell table:formula="of:=([.N10]/([.O10]/1000))/1000000" office:value-type="float" office:value="215.89563385676" calcext:value-type="float">
            <text:p>215.89563385676</text:p>
          </table:table-cell>
          <table:table-cell table:style-name="ce6" table:formula="of:=[.$N$2]/[.N10]" office:value-type="float" office:value="0.915606342696116" calcext:value-type="float">
            <text:p>0.915606342696116</text:p>
          </table:table-cell>
          <table:table-cell table:formula="of:=[.$O$2]/[.O10]" office:value-type="float" office:value="1.17579471466871" calcext:value-type="float">
            <text:p>1.17579471466871</text:p>
          </table:table-cell>
          <table:table-cell office:value-type="string" calcext:value-type="string">
            <text:p>5-1024-100</text:p>
          </table:table-cell>
          <table:table-cell office:value-type="float" office:value="5789442" calcext:value-type="float">
            <text:p>5789442</text:p>
          </table:table-cell>
          <table:table-cell office:value-type="float" office:value="26.806" calcext:value-type="float">
            <text:p>26.806</text:p>
          </table:table-cell>
          <table:table-cell table:formula="of:=([.T10]/([.U10]/1000))/1000000" office:value-type="float" office:value="215.975602477057" calcext:value-type="float">
            <text:p>215.975602477057</text:p>
          </table:table-cell>
          <table:table-cell table:formula="of:=[.$T$2]/[.T10]" office:value-type="float" office:value="7.77029167923264" calcext:value-type="float">
            <text:p>7.77029167923264</text:p>
          </table:table-cell>
          <table:table-cell table:formula="of:=[.$U$2]/[.U10]" office:value-type="float" office:value="9.98918152652391" calcext:value-type="float">
            <text:p>9.9891815265239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float" office:value="47373728" calcext:value-type="float">
            <text:p>47373728</text:p>
          </table:table-cell>
          <table:table-cell office:value-type="float" office:value="219.325" calcext:value-type="float">
            <text:p>219.325</text:p>
          </table:table-cell>
          <table:table-cell table:formula="of:=([.B12]/([.C12]/1000))/1000000" office:value-type="float" office:value="215.997847942551" calcext:value-type="float">
            <text:p>215.9978479425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9020952" calcext:value-type="float">
            <text:p>109020952</text:p>
          </table:table-cell>
          <table:table-cell office:value-type="float" office:value="504.729" calcext:value-type="float">
            <text:p>504.729</text:p>
          </table:table-cell>
          <table:table-cell table:formula="of:=([.B13]/([.C13]/1000))/1000000" office:value-type="float" office:value="215.99898559425" calcext:value-type="float">
            <text:p>215.9989855942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3363764" calcext:value-type="float">
            <text:p>83363764</text:p>
          </table:table-cell>
          <table:table-cell office:value-type="float" office:value="385.946" calcext:value-type="float">
            <text:p>385.946</text:p>
          </table:table-cell>
          <table:table-cell table:formula="of:=([.B14]/([.C14]/1000))/1000000" office:value-type="float" office:value="215.998517927378" calcext:value-type="float">
            <text:p>215.99851792737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3661428" calcext:value-type="float">
            <text:p>63661428</text:p>
          </table:table-cell>
          <table:table-cell office:value-type="float" office:value="294.731" calcext:value-type="float">
            <text:p>294.731</text:p>
          </table:table-cell>
          <table:table-cell table:formula="of:=([.B15]/([.C15]/1000))/1000000" office:value-type="float" office:value="215.998412111383" calcext:value-type="float">
            <text:p>215.998412111383</text:p>
          </table:table-cell>
          <table:table-cell table:number-columns-repeated="20"/>
        </table:table-row>
        <table:table-row table:style-name="ro1" table:number-rows-repeated="2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falcon 20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6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ce6"/>
        <table:table-column table:style-name="co1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71294112" calcext:value-type="float">
            <text:p>171294112</text:p>
          </table:table-cell>
          <table:table-cell office:value-type="float" office:value="1019.61" calcext:value-type="float">
            <text:p>1019.6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43301915" calcext:value-type="float">
            <text:p>43301915</text:p>
          </table:table-cell>
          <table:table-cell office:value-type="float" office:value="257.75" calcext:value-type="float">
            <text:p>257.75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504051" calcext:value-type="float">
            <text:p>5040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21155551" calcext:value-type="float">
            <text:p>21155551</text:p>
          </table:table-cell>
          <table:table-cell office:value-type="float" office:value="125.93" calcext:value-type="float">
            <text:p>125.9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3950073" calcext:value-type="float">
            <text:p>513950073</text:p>
          </table:table-cell>
          <table:table-cell office:value-type="float" office:value="3059.23" calcext:value-type="float">
            <text:p>3059.23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3985426" calcext:value-type="float">
            <text:p>93985426</text:p>
          </table:table-cell>
          <table:table-cell office:value-type="float" office:value="559.43" calcext:value-type="float">
            <text:p>559.4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32261" calcext:value-type="float">
            <text:p>1032261</text:p>
          </table:table-cell>
          <table:table-cell office:value-type="float" office:value="6.14" calcext:value-type="float">
            <text:p>6.1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4985653" calcext:value-type="float">
            <text:p>44985653</text:p>
          </table:table-cell>
          <table:table-cell office:value-type="float" office:value="267.77" calcext:value-type="float">
            <text:p>267.7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6" table:number-rows-spanned="1">
            <text:p>key generation</text:p>
          </table:table-cell>
          <table:covered-table-cell table:number-columns-repeated="4" table:style-name="ce9"/>
          <table:covered-table-cell table:style-name="ce12"/>
          <table:table-cell table:style-name="ce9" office:value-type="string" calcext:value-type="string" table:number-columns-spanned="5" table:number-rows-spanned="1">
            <text:p>signing (dynamic)</text:p>
          </table:table-cell>
          <table:covered-table-cell table:number-columns-repeated="4" table:style-name="ce10"/>
          <table:table-cell table:style-name="ce5" office:value-type="string" calcext:value-type="string" table:number-columns-spanned="5" table:number-rows-spanned="1">
            <text:p>verifying</text:p>
          </table:table-cell>
          <table:covered-table-cell table:number-columns-repeated="3" table:style-name="ce10"/>
          <table:covered-table-cell table:style-name="ce11"/>
          <table:table-cell table:style-name="ce9" office:value-type="string" calcext:value-type="string" table:number-columns-spanned="5" table:number-rows-spanned="1">
            <text:p>signing (tree)</text:p>
          </table:table-cell>
          <table:covered-table-cell table:number-columns-repeated="4" table:style-name="ce10"/>
        </table:table-row>
        <table:table-row table:style-name="ro1">
          <table:table-cell table:style-name="ce3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10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3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10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</table:table-row>
        <table:table-row table:style-name="ro1">
          <table:table-cell office:value-type="string" calcext:value-type="string">
            <text:p>1-512</text:p>
          </table:table-cell>
          <table:table-cell office:value-type="float" office:value="70429489" calcext:value-type="float">
            <text:p>70429489</text:p>
          </table:table-cell>
          <table:table-cell office:value-type="float" office:value="326" calcext:value-type="float">
            <text:p>326</text:p>
          </table:table-cell>
          <table:table-cell table:formula="of:=([.B5]/([.C5]/1000))/1000000" office:value-type="float" office:value="216.041377300614" calcext:value-type="float">
            <text:p>216.041377300614</text:p>
          </table:table-cell>
          <table:table-cell table:style-name="ce6" table:formula="of:=[.$B$1]/[.B5]" office:value-type="float" office:value="2.43213623202633" calcext:value-type="float">
            <text:p>2.43213623202633</text:p>
          </table:table-cell>
          <table:table-cell table:formula="of:=[.$C$1]/[.C5]" office:value-type="float" office:value="3.12763803680982" calcext:value-type="float">
            <text:p>3.12763803680982</text:p>
          </table:table-cell>
          <table:table-cell office:value-type="string" calcext:value-type="string">
            <text:p>1-512</text:p>
          </table:table-cell>
          <table:table-cell office:value-type="float" office:value="5079108" calcext:value-type="float">
            <text:p>5079108</text:p>
          </table:table-cell>
          <table:table-cell office:value-type="float" office:value="23" calcext:value-type="float">
            <text:p>23</text:p>
          </table:table-cell>
          <table:table-cell table:formula="of:=[.$H$1]/[.H5]" office:value-type="float" office:value="8.52549601229192" calcext:value-type="float">
            <text:p>8.52549601229192</text:p>
          </table:table-cell>
          <table:table-cell table:formula="of:=[.$I$1]/[.I5]" office:value-type="float" office:value="11.2065217391304" calcext:value-type="float">
            <text:p>11.2065217391304</text:p>
          </table:table-cell>
          <table:table-cell office:value-type="string" calcext:value-type="string">
            <text:p>1-512</text:p>
          </table:table-cell>
          <table:table-cell office:value-type="float" office:value="939845" calcext:value-type="float">
            <text:p>939845</text:p>
          </table:table-cell>
          <table:table-cell office:value-type="float" office:value="4" calcext:value-type="float">
            <text:p>4</text:p>
          </table:table-cell>
          <table:table-cell table:style-name="ce6" table:formula="of:=[.$M$1]/[.M5]" office:value-type="float" office:value="0.536312902659481" calcext:value-type="float">
            <text:p>0.536312902659481</text:p>
          </table:table-cell>
          <table:table-cell table:formula="of:=[.$N$1]/[.N5]" office:value-type="float" office:value="0.75" calcext:value-type="float">
            <text:p>0.75</text:p>
          </table:table-cell>
          <table:table-cell office:value-type="string" calcext:value-type="string">
            <text:p>1-512</text:p>
          </table:table-cell>
          <table:table-cell office:value-type="float" office:value="3559533" calcext:value-type="float">
            <text:p>3559533</text:p>
          </table:table-cell>
          <table:table-cell office:value-type="float" office:value="16.485" calcext:value-type="float">
            <text:p>16.485</text:p>
          </table:table-cell>
          <table:table-cell table:formula="of:=[.$R$1]/[.R5]" office:value-type="float" office:value="5.94335015295546" calcext:value-type="float">
            <text:p>5.94335015295546</text:p>
          </table:table-cell>
          <table:table-cell table:formula="of:=[.$S$1]/[.S5]" office:value-type="float" office:value="7.63906581740977" calcext:value-type="float">
            <text:p>7.63906581740977</text:p>
          </table:table-cell>
        </table:table-row>
        <table:table-row table:style-name="ro1">
          <table:table-cell office:value-type="string" calcext:value-type="string">
            <text:p>1-1024</text:p>
          </table:table-cell>
          <table:table-cell office:value-type="float" office:value="267226050" calcext:value-type="float">
            <text:p>267226050</text:p>
          </table:table-cell>
          <table:table-cell office:value-type="float" office:value="1237.16" calcext:value-type="float">
            <text:p>1237.16</text:p>
          </table:table-cell>
          <table:table-cell table:formula="of:=([.B6]/([.C6]/1000))/1000000" office:value-type="float" office:value="215.999587765527" calcext:value-type="float">
            <text:p>215.999587765527</text:p>
          </table:table-cell>
          <table:table-cell table:style-name="ce6" table:formula="of:=[.$B$2]/[.B6]" office:value-type="float" office:value="1.92327833682382" calcext:value-type="float">
            <text:p>1.92327833682382</text:p>
          </table:table-cell>
          <table:table-cell table:formula="of:=[.$C$2]/[.C6]" office:value-type="float" office:value="2.47278444178603" calcext:value-type="float">
            <text:p>2.47278444178603</text:p>
          </table:table-cell>
          <table:table-cell office:value-type="string" calcext:value-type="string">
            <text:p>1-1024</text:p>
          </table:table-cell>
          <table:table-cell office:value-type="float" office:value="10529677" calcext:value-type="float">
            <text:p>10529677</text:p>
          </table:table-cell>
          <table:table-cell office:value-type="float" office:value="48.751" calcext:value-type="float">
            <text:p>48.751</text:p>
          </table:table-cell>
          <table:table-cell table:formula="of:=[.$H$2]/[.H6]" office:value-type="float" office:value="8.9257653392407" calcext:value-type="float">
            <text:p>8.9257653392407</text:p>
          </table:table-cell>
          <table:table-cell table:formula="of:=[.$I$2]/[.I6]" office:value-type="float" office:value="11.4752517897069" calcext:value-type="float">
            <text:p>11.4752517897069</text:p>
          </table:table-cell>
          <table:table-cell office:value-type="string" calcext:value-type="string">
            <text:p>1-1024</text:p>
          </table:table-cell>
          <table:table-cell office:value-type="float" office:value="1579927" calcext:value-type="float">
            <text:p>1579927</text:p>
          </table:table-cell>
          <table:table-cell office:value-type="float" office:value="7.317" calcext:value-type="float">
            <text:p>7.317</text:p>
          </table:table-cell>
          <table:table-cell table:style-name="ce6" table:formula="of:=[.$M$2]/[.M6]" office:value-type="float" office:value="0.653359933718457" calcext:value-type="float">
            <text:p>0.653359933718457</text:p>
          </table:table-cell>
          <table:table-cell table:formula="of:=[.$N$2]/[.N6]" office:value-type="float" office:value="0.839141724750581" calcext:value-type="float">
            <text:p>0.839141724750581</text:p>
          </table:table-cell>
          <table:table-cell office:value-type="string" calcext:value-type="string">
            <text:p>1-1024</text:p>
          </table:table-cell>
          <table:table-cell office:value-type="float" office:value="6407314" calcext:value-type="float">
            <text:p>6407314</text:p>
          </table:table-cell>
          <table:table-cell office:value-type="float" office:value="29.669" calcext:value-type="float">
            <text:p>29.669</text:p>
          </table:table-cell>
          <table:table-cell table:formula="of:=[.$R$2]/[.R6]" office:value-type="float" office:value="7.02098461227279" calcext:value-type="float">
            <text:p>7.02098461227279</text:p>
          </table:table-cell>
          <table:table-cell table:formula="of:=[.$S$2]/[.S6]" office:value-type="float" office:value="9.02524520543328" calcext:value-type="float">
            <text:p>9.02524520543328</text:p>
          </table:table-cell>
        </table:table-row>
        <table:table-row table:style-name="ro1">
          <table:table-cell office:value-type="string" calcext:value-type="string">
            <text:p>2-512</text:p>
          </table:table-cell>
          <table:table-cell office:value-type="float" office:value="70508899" calcext:value-type="float">
            <text:p>70508899</text:p>
          </table:table-cell>
          <table:table-cell office:value-type="float" office:value="326.433" calcext:value-type="float">
            <text:p>326.433</text:p>
          </table:table-cell>
          <table:table-cell table:formula="of:=([.B7]/([.C7]/1000))/1000000" office:value-type="float" office:value="215.998073111481" calcext:value-type="float">
            <text:p>215.998073111481</text:p>
          </table:table-cell>
          <table:table-cell table:style-name="ce6" table:formula="of:=[.$B$1]/[.B7]" office:value-type="float" office:value="2.42939706092986" calcext:value-type="float">
            <text:p>2.42939706092986</text:p>
          </table:table-cell>
          <table:table-cell table:formula="of:=[.$C$1]/[.C7]" office:value-type="float" office:value="3.12348935309849" calcext:value-type="float">
            <text:p>3.12348935309849</text:p>
          </table:table-cell>
          <table:table-cell table:number-columns-repeated="10"/>
          <table:table-cell office:value-type="string" calcext:value-type="string">
            <text:p>1-512</text:p>
          </table:table-cell>
          <table:table-cell office:value-type="float" office:value="3597256" calcext:value-type="float">
            <text:p>3597256</text:p>
          </table:table-cell>
          <table:table-cell office:value-type="float" office:value="16.656" calcext:value-type="float">
            <text:p>16.656</text:p>
          </table:table-cell>
          <table:table-cell table:formula="of:=[.$R$1]/[.R7]" office:value-type="float" office:value="5.88102459207796" calcext:value-type="float">
            <text:p>5.88102459207796</text:p>
          </table:table-cell>
          <table:table-cell table:formula="of:=[.$S$1]/[.S7]" office:value-type="float" office:value="7.56063880883766" calcext:value-type="float">
            <text:p>7.56063880883766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1-1024</text:p>
          </table:table-cell>
          <table:table-cell office:value-type="float" office:value="6425721" calcext:value-type="float">
            <text:p>6425721</text:p>
          </table:table-cell>
          <table:table-cell office:value-type="float" office:value="29.752" calcext:value-type="float">
            <text:p>29.752</text:p>
          </table:table-cell>
          <table:table-cell table:formula="of:=[.$R$2]/[.R8]" office:value-type="float" office:value="7.00087243128047" calcext:value-type="float">
            <text:p>7.00087243128047</text:p>
          </table:table-cell>
          <table:table-cell table:formula="of:=[.$S$2]/[.S8]" office:value-type="float" office:value="9.00006722237161" calcext:value-type="float">
            <text:p>9.00006722237161</text:p>
          </table:table-cell>
        </table:table-row>
        <table:table-row table:style-name="ro1" table:number-rows-repeated="3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ilithiu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6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ce6"/>
        <table:table-column table:style-name="co1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ram 2</text:p>
          </table:table-cell>
          <table:table-cell office:value-type="float" office:value="1574432" calcext:value-type="float">
            <text:p>1574432</text:p>
          </table:table-cell>
          <table:table-cell table:formula="of:=([.B1]/168000000)*1000" office:value-type="float" office:value="9.37161904761905" calcext:value-type="float">
            <text:p>9.37161904761905</text:p>
          </table:table-cell>
          <table:table-cell table:number-columns-repeated="3"/>
          <table:table-cell table:style-name="ce1" office:value-type="string" calcext:value-type="string">
            <text:p>Param 2</text:p>
          </table:table-cell>
          <table:table-cell office:value-type="float" office:value="3969997" calcext:value-type="float">
            <text:p>3969997</text:p>
          </table:table-cell>
          <table:table-cell table:formula="of:=([.H1]/168000000)*1000" office:value-type="float" office:value="23.6309345238095" calcext:value-type="float">
            <text:p>23.6309345238095</text:p>
          </table:table-cell>
          <table:table-cell table:number-columns-repeated="3"/>
          <table:table-cell office:value-type="string" calcext:value-type="string">
            <text:p>Param 2</text:p>
          </table:table-cell>
          <table:table-cell office:value-type="float" office:value="1598582" calcext:value-type="float">
            <text:p>1598582</text:p>
          </table:table-cell>
          <table:table-cell table:formula="of:=([.N1]/168000000)*1000" office:value-type="float" office:value="9.51536904761905" calcext:value-type="float">
            <text:p>9.51536904761905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1155551" calcext:value-type="float">
            <text:p>21155551</text:p>
          </table:table-cell>
          <table:table-cell office:value-type="float" office:value="125.93" calcext:value-type="float">
            <text:p>125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 3</text:p>
          </table:table-cell>
          <table:table-cell office:value-type="float" office:value="2884458" calcext:value-type="float">
            <text:p>2884458</text:p>
          </table:table-cell>
          <table:table-cell table:formula="of:=([.B2]/168000000)*1000" office:value-type="float" office:value="17.1693928571429" calcext:value-type="float">
            <text:p>17.1693928571429</text:p>
          </table:table-cell>
          <table:table-cell table:number-columns-repeated="3"/>
          <table:table-cell table:style-name="ce1" office:value-type="string" calcext:value-type="string">
            <text:p>Param 3</text:p>
          </table:table-cell>
          <table:table-cell office:value-type="float" office:value="7146517" calcext:value-type="float">
            <text:p>7146517</text:p>
          </table:table-cell>
          <table:table-cell table:formula="of:=([.H2]/168000000)*1000" office:value-type="float" office:value="42.5387916666667" calcext:value-type="float">
            <text:p>42.5387916666667</text:p>
          </table:table-cell>
          <table:table-cell table:number-columns-repeated="3"/>
          <table:table-cell office:value-type="string" calcext:value-type="string">
            <text:p>Param 3</text:p>
          </table:table-cell>
          <table:table-cell office:value-type="float" office:value="2735132" calcext:value-type="float">
            <text:p>2735132</text:p>
          </table:table-cell>
          <table:table-cell table:formula="of:=([.N2]/168000000)*1000" office:value-type="float" office:value="16.2805476190476" calcext:value-type="float">
            <text:p>16.28054761904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4985653" calcext:value-type="float">
            <text:p>44985653</text:p>
          </table:table-cell>
          <table:table-cell office:value-type="float" office:value="267.77" calcext:value-type="float">
            <text:p>267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 5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99.999999999" calcext:value-type="float">
            <text:p>99.999999999</text:p>
          </table:table-cell>
          <table:table-cell table:number-columns-repeated="3"/>
          <table:table-cell table:style-name="ce1" office:value-type="string" calcext:value-type="string">
            <text:p>Param 5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99.999999999" calcext:value-type="float">
            <text:p>99.999999999</text:p>
          </table:table-cell>
          <table:table-cell table:number-columns-repeated="3"/>
          <table:table-cell office:value-type="string" calcext:value-type="string">
            <text:p>Param 5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99.999999999" calcext:value-type="float">
            <text:p>99.999999999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 table:number-columns-spanned="6" table:number-rows-spanned="1">
            <text:p>key generation</text:p>
          </table:table-cell>
          <table:covered-table-cell table:number-columns-repeated="4" table:style-name="ce9"/>
          <table:covered-table-cell table:style-name="ce12"/>
          <table:table-cell table:style-name="ce9" office:value-type="string" calcext:value-type="string" table:number-columns-spanned="6" table:number-rows-spanned="1">
            <text:p>signing</text:p>
          </table:table-cell>
          <table:covered-table-cell table:number-columns-repeated="5" table:style-name="ce10"/>
          <table:table-cell table:style-name="ce4" office:value-type="string" calcext:value-type="string" table:number-columns-spanned="6" table:number-rows-spanned="1">
            <text:p>verifying</text:p>
          </table:table-cell>
          <table:covered-table-cell table:number-columns-repeated="4" table:style-name="ce10"/>
          <table:covered-table-cell table:style-name="ce11"/>
          <table:table-cell table:style-name="ce9" office:value-type="string" calcext:value-type="string" table:number-columns-spanned="5" table:number-rows-spanned="1">
            <text:p>signing (open)</text:p>
          </table:table-cell>
          <table:covered-table-cell table:number-columns-repeated="4" table:style-name="ce10"/>
        </table:table-row>
        <table:table-row table:style-name="ro1">
          <table:table-cell table:style-name="ce3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10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3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10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</table:table-row>
        <table:table-row table:style-name="ro1">
          <table:table-cell office:value-type="string" calcext:value-type="string">
            <text:p>1-param2</text:p>
          </table:table-cell>
          <table:table-cell office:value-type="float" office:value="1462322" calcext:value-type="float">
            <text:p>1462322</text:p>
          </table:table-cell>
          <table:table-cell office:value-type="float" office:value="6.772" calcext:value-type="float">
            <text:p>6.772</text:p>
          </table:table-cell>
          <table:table-cell table:formula="of:=([.B6]/([.C6]/1000))/1000000" office:value-type="float" office:value="215.936503248671" calcext:value-type="float">
            <text:p>215.936503248671</text:p>
          </table:table-cell>
          <table:table-cell table:style-name="ce6" table:formula="of:=[.$B$1]/[.B6]" office:value-type="float" office:value="1.0766657411979" calcext:value-type="float">
            <text:p>1.0766657411979</text:p>
          </table:table-cell>
          <table:table-cell table:formula="of:=[.$C$1]/[.C6]" office:value-type="float" office:value="1.38387759120187" calcext:value-type="float">
            <text:p>1.38387759120187</text:p>
          </table:table-cell>
          <table:table-cell office:value-type="string" calcext:value-type="string">
            <text:p>1-param2</text:p>
          </table:table-cell>
          <table:table-cell office:value-type="float" office:value="3070675" calcext:value-type="float">
            <text:p>3070675</text:p>
          </table:table-cell>
          <table:table-cell office:value-type="float" office:value="14.218" calcext:value-type="float">
            <text:p>14.218</text:p>
          </table:table-cell>
          <table:table-cell table:formula="of:=([.H6]/([.I6]/1000))/1000000" office:value-type="float" office:value="215.970952313968" calcext:value-type="float">
            <text:p>215.970952313968</text:p>
          </table:table-cell>
          <table:table-cell table:style-name="ce6" table:formula="of:=[.$H$1]/[.H6]" office:value-type="float" office:value="1.29287436801355" calcext:value-type="float">
            <text:p>1.29287436801355</text:p>
          </table:table-cell>
          <table:table-cell table:style-name="ce6" table:formula="of:=[.$I$1]/[.I6]" office:value-type="float" office:value="1.66204350287027" calcext:value-type="float">
            <text:p>1.66204350287027</text:p>
          </table:table-cell>
          <table:table-cell office:value-type="string" calcext:value-type="string">
            <text:p>1-param2</text:p>
          </table:table-cell>
          <table:table-cell office:value-type="float" office:value="1430955" calcext:value-type="float">
            <text:p>1430955</text:p>
          </table:table-cell>
          <table:table-cell office:value-type="float" office:value="6.628" calcext:value-type="float">
            <text:p>6.628</text:p>
          </table:table-cell>
          <table:table-cell table:formula="of:=([.N6]/([.O6]/1000))/1000000" office:value-type="float" office:value="215.895443572722" calcext:value-type="float">
            <text:p>215.895443572722</text:p>
          </table:table-cell>
          <table:table-cell table:style-name="ce6" table:formula="of:=[.$N$1]/[.N6]" office:value-type="float" office:value="1.11714344616008" calcext:value-type="float">
            <text:p>1.11714344616008</text:p>
          </table:table-cell>
          <table:table-cell table:formula="of:=[.$O$1]/[.O6]" office:value-type="float" office:value="1.43563202287554" calcext:value-type="float">
            <text:p>1.435632022875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param3</text:p>
          </table:table-cell>
          <table:table-cell office:value-type="float" office:value="2580854" calcext:value-type="float">
            <text:p>2580854</text:p>
          </table:table-cell>
          <table:table-cell office:value-type="float" office:value="11.951" calcext:value-type="float">
            <text:p>11.951</text:p>
          </table:table-cell>
          <table:table-cell table:formula="of:=([.B7]/([.C7]/1000))/1000000" office:value-type="float" office:value="215.952974646473" calcext:value-type="float">
            <text:p>215.952974646473</text:p>
          </table:table-cell>
          <table:table-cell table:style-name="ce6" table:formula="of:=[.$B$2]/[.B7]" office:value-type="float" office:value="1.11763703022333" calcext:value-type="float">
            <text:p>1.11763703022333</text:p>
          </table:table-cell>
          <table:table-cell table:formula="of:=[.$C$2]/[.C7]" office:value-type="float" office:value="1.43664905507011" calcext:value-type="float">
            <text:p>1.43664905507011</text:p>
          </table:table-cell>
          <table:table-cell office:value-type="string" calcext:value-type="string">
            <text:p>1-param3</text:p>
          </table:table-cell>
          <table:table-cell office:value-type="float" office:value="5986858" calcext:value-type="float">
            <text:p>5986858</text:p>
          </table:table-cell>
          <table:table-cell office:value-type="float" office:value="27.719" calcext:value-type="float">
            <text:p>27.719</text:p>
          </table:table-cell>
          <table:table-cell table:formula="of:=([.H7]/([.I7]/1000))/1000000" office:value-type="float" office:value="215.983909953462" calcext:value-type="float">
            <text:p>215.983909953462</text:p>
          </table:table-cell>
          <table:table-cell table:style-name="ce6" table:formula="of:=[.$H$2]/[.H7]" office:value-type="float" office:value="1.19370076925158" calcext:value-type="float">
            <text:p>1.19370076925158</text:p>
          </table:table-cell>
          <table:table-cell table:style-name="ce6" table:formula="of:=[.$I$2]/[.I7]" office:value-type="float" office:value="1.53464380629412" calcext:value-type="float">
            <text:p>1.53464380629412</text:p>
          </table:table-cell>
          <table:table-cell office:value-type="string" calcext:value-type="string">
            <text:p>1-param3</text:p>
          </table:table-cell>
          <table:table-cell office:value-type="float" office:value="2445721" calcext:value-type="float">
            <text:p>2445721</text:p>
          </table:table-cell>
          <table:table-cell office:value-type="float" office:value="11.325" calcext:value-type="float">
            <text:p>11.325</text:p>
          </table:table-cell>
          <table:table-cell table:formula="of:=([.N7]/([.O7]/1000))/1000000" office:value-type="float" office:value="215.95770419426" calcext:value-type="float">
            <text:p>215.95770419426</text:p>
          </table:table-cell>
          <table:table-cell table:style-name="ce6" table:formula="of:=[.$N$2]/[.N7]" office:value-type="float" office:value="1.11833361205142" calcext:value-type="float">
            <text:p>1.11833361205142</text:p>
          </table:table-cell>
          <table:table-cell table:formula="of:=[.$O$2]/[.O7]" office:value-type="float" office:value="1.43757594870178" calcext:value-type="float">
            <text:p>1.43757594870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param5</text:p>
          </table:table-cell>
          <table:table-cell office:value-type="float" office:value="4316885" calcext:value-type="float">
            <text:p>4316885</text:p>
          </table:table-cell>
          <table:table-cell office:value-type="float" office:value="19.987" calcext:value-type="float">
            <text:p>19.987</text:p>
          </table:table-cell>
          <table:table-cell table:formula="of:=([.B8]/([.C8]/1000))/1000000" office:value-type="float" office:value="215.98464001601" calcext:value-type="float">
            <text:p>215.98464001601</text:p>
          </table:table-cell>
          <table:table-cell table:style-name="ce6" table:formula="of:=[.$B$3]/[.B8]" office:value-type="float" office:value="2.31648491910255" calcext:value-type="float">
            <text:p>2.31648491910255</text:p>
          </table:table-cell>
          <table:table-cell table:formula="of:=[.$C$3]/[.C8]" office:value-type="float" office:value="5.00325211382399" calcext:value-type="float">
            <text:p>5.00325211382399</text:p>
          </table:table-cell>
          <table:table-cell office:value-type="string" calcext:value-type="string">
            <text:p>1-param5</text:p>
          </table:table-cell>
          <table:table-cell office:value-type="float" office:value="7247644" calcext:value-type="float">
            <text:p>7247644</text:p>
          </table:table-cell>
          <table:table-cell office:value-type="float" office:value="33.556" calcext:value-type="float">
            <text:p>33.556</text:p>
          </table:table-cell>
          <table:table-cell table:formula="of:=([.H8]/([.I8]/1000))/1000000" office:value-type="float" office:value="215.986529979735" calcext:value-type="float">
            <text:p>215.986529979735</text:p>
          </table:table-cell>
          <table:table-cell table:style-name="ce6" table:formula="of:=[.$H$3]/[.H8]" office:value-type="float" office:value="1.37975858085745" calcext:value-type="float">
            <text:p>1.37975858085745</text:p>
          </table:table-cell>
          <table:table-cell table:style-name="ce6" table:formula="of:=[.$I$3]/[.I8]" office:value-type="float" office:value="2.98009297887114" calcext:value-type="float">
            <text:p>2.98009297887114</text:p>
          </table:table-cell>
          <table:table-cell office:value-type="string" calcext:value-type="string">
            <text:p>1-param5</text:p>
          </table:table-cell>
          <table:table-cell office:value-type="float" office:value="4274205" calcext:value-type="float">
            <text:p>4274205</text:p>
          </table:table-cell>
          <table:table-cell office:value-type="float" office:value="19.72" calcext:value-type="float">
            <text:p>19.72</text:p>
          </table:table-cell>
          <table:table-cell table:formula="of:=([.N8]/([.O8]/1000))/1000000" office:value-type="float" office:value="216.744675456389" calcext:value-type="float">
            <text:p>216.744675456389</text:p>
          </table:table-cell>
          <table:table-cell table:style-name="ce6" table:formula="of:=[.$N$3]/[.N8]" office:value-type="float" office:value="2.33961613914166" calcext:value-type="float">
            <text:p>2.33961613914166</text:p>
          </table:table-cell>
          <table:table-cell table:formula="of:=[.$O$3]/[.O8]" office:value-type="float" office:value="5.07099391475659" calcext:value-type="float">
            <text:p>5.070993914756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param2-100</text:p>
          </table:table-cell>
          <table:table-cell office:value-type="float" office:value="1435871" calcext:value-type="float">
            <text:p>1435871</text:p>
          </table:table-cell>
          <table:table-cell office:value-type="float" office:value="6.651" calcext:value-type="float">
            <text:p>6.651</text:p>
          </table:table-cell>
          <table:table-cell table:formula="of:=([.B9]/([.C9]/1000))/1000000" office:value-type="float" office:value="215.887986768907" calcext:value-type="float">
            <text:p>215.887986768907</text:p>
          </table:table-cell>
          <table:table-cell table:style-name="ce6" table:formula="of:=[.$B$1]/[.B9]" office:value-type="float" office:value="1.09649961591257" calcext:value-type="float">
            <text:p>1.09649961591257</text:p>
          </table:table-cell>
          <table:table-cell table:formula="of:=[.$C$1]/[.C9]" office:value-type="float" office:value="1.4090541343586" calcext:value-type="float">
            <text:p>1.4090541343586</text:p>
          </table:table-cell>
          <table:table-cell office:value-type="string" calcext:value-type="string">
            <text:p>2-param2-100</text:p>
          </table:table-cell>
          <table:table-cell office:value-type="float" office:value="2390400" calcext:value-type="float">
            <text:p>2390400</text:p>
          </table:table-cell>
          <table:table-cell office:value-type="float" office:value="11.069" calcext:value-type="float">
            <text:p>11.069</text:p>
          </table:table-cell>
          <table:table-cell table:formula="of:=([.H9]/([.I9]/1000))/1000000" office:value-type="float" office:value="215.954467431566" calcext:value-type="float">
            <text:p>215.954467431566</text:p>
          </table:table-cell>
          <table:table-cell table:style-name="ce6" table:formula="of:=[.$H$1]/[.H9]" office:value-type="float" office:value="1.66080865127175" calcext:value-type="float">
            <text:p>1.66080865127175</text:p>
          </table:table-cell>
          <table:table-cell table:style-name="ce6" table:formula="of:=[.$I$1]/[.I9]" office:value-type="float" office:value="2.134875284471" calcext:value-type="float">
            <text:p>2.134875284471</text:p>
          </table:table-cell>
          <table:table-cell office:value-type="string" calcext:value-type="string">
            <text:p>2-param2-100</text:p>
          </table:table-cell>
          <table:table-cell office:value-type="float" office:value="1430010" calcext:value-type="float">
            <text:p>1430010</text:p>
          </table:table-cell>
          <table:table-cell office:value-type="float" office:value="6.63" calcext:value-type="float">
            <text:p>6.63</text:p>
          </table:table-cell>
          <table:table-cell table:formula="of:=([.N9]/([.O9]/1000))/1000000" office:value-type="float" office:value="215.68778280543" calcext:value-type="float">
            <text:p>215.68778280543</text:p>
          </table:table-cell>
          <table:table-cell table:style-name="ce6" table:formula="of:=[.$N$1]/[.N9]" office:value-type="float" office:value="1.11788169313501" calcext:value-type="float">
            <text:p>1.11788169313501</text:p>
          </table:table-cell>
          <table:table-cell table:formula="of:=[.$O$1]/[.O9]" office:value-type="float" office:value="1.43519895137542" calcext:value-type="float">
            <text:p>1.435198951375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param3-100</text:p>
          </table:table-cell>
          <table:table-cell office:value-type="float" office:value="2559159" calcext:value-type="float">
            <text:p>2559159</text:p>
          </table:table-cell>
          <table:table-cell office:value-type="float" office:value="11.851" calcext:value-type="float">
            <text:p>11.851</text:p>
          </table:table-cell>
          <table:table-cell table:formula="of:=([.B10]/([.C10]/1000))/1000000" office:value-type="float" office:value="215.944561640368" calcext:value-type="float">
            <text:p>215.944561640368</text:p>
          </table:table-cell>
          <table:table-cell table:style-name="ce6" table:formula="of:=[.$B$2]/[.B10]" office:value-type="float" office:value="1.12711168004802" calcext:value-type="float">
            <text:p>1.12711168004802</text:p>
          </table:table-cell>
          <table:table-cell table:formula="of:=[.$C$2]/[.C10]" office:value-type="float" office:value="1.44877165278397" calcext:value-type="float">
            <text:p>1.44877165278397</text:p>
          </table:table-cell>
          <table:table-cell table:style-name="ce1" office:value-type="string" calcext:value-type="string">
            <text:p>2-param3-100</text:p>
          </table:table-cell>
          <table:table-cell office:value-type="float" office:value="6865426" calcext:value-type="float">
            <text:p>6865426</text:p>
          </table:table-cell>
          <table:table-cell office:value-type="float" office:value="31.788" calcext:value-type="float">
            <text:p>31.788</text:p>
          </table:table-cell>
          <table:table-cell table:formula="of:=([.H10]/([.I10]/1000))/1000000" office:value-type="float" office:value="215.975399521832" calcext:value-type="float">
            <text:p>215.975399521832</text:p>
          </table:table-cell>
          <table:table-cell table:style-name="ce6" table:formula="of:=[.$H$2]/[.H10]" office:value-type="float" office:value="1.04094298008601" calcext:value-type="float">
            <text:p>1.04094298008601</text:p>
          </table:table-cell>
          <table:table-cell table:style-name="ce6" table:formula="of:=[.$I$2]/[.I10]" office:value-type="float" office:value="1.33820283335431" calcext:value-type="float">
            <text:p>1.33820283335431</text:p>
          </table:table-cell>
          <table:table-cell office:value-type="string" calcext:value-type="string">
            <text:p>2-param3-100</text:p>
          </table:table-cell>
          <table:table-cell office:value-type="float" office:value="2447181" calcext:value-type="float">
            <text:p>2447181</text:p>
          </table:table-cell>
          <table:table-cell office:value-type="float" office:value="11.333" calcext:value-type="float">
            <text:p>11.333</text:p>
          </table:table-cell>
          <table:table-cell table:formula="of:=([.N10]/([.O10]/1000))/1000000" office:value-type="float" office:value="215.934086296656" calcext:value-type="float">
            <text:p>215.934086296656</text:p>
          </table:table-cell>
          <table:table-cell table:style-name="ce6" table:formula="of:=[.$N$2]/[.N10]" office:value-type="float" office:value="1.11766640881896" calcext:value-type="float">
            <text:p>1.11766640881896</text:p>
          </table:table-cell>
          <table:table-cell table:formula="of:=[.$O$2]/[.O10]" office:value-type="float" office:value="1.43656115936183" calcext:value-type="float">
            <text:p>1.43656115936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param5-100</text:p>
          </table:table-cell>
          <table:table-cell office:value-type="float" office:value="4370860" calcext:value-type="float">
            <text:p>4370860</text:p>
          </table:table-cell>
          <table:table-cell office:value-type="float" office:value="20.238" calcext:value-type="float">
            <text:p>20.238</text:p>
          </table:table-cell>
          <table:table-cell table:formula="of:=([.B11]/([.C11]/1000))/1000000" office:value-type="float" office:value="215.972922225516" calcext:value-type="float">
            <text:p>215.972922225516</text:p>
          </table:table-cell>
          <table:table-cell table:style-name="ce6" table:formula="of:=[.$B$3]/[.B11]" office:value-type="float" office:value="2.28787904439858" calcext:value-type="float">
            <text:p>2.28787904439858</text:p>
          </table:table-cell>
          <table:table-cell table:formula="of:=[.$C$3]/[.C11]" office:value-type="float" office:value="4.9411997232434" calcext:value-type="float">
            <text:p>4.9411997232434</text:p>
          </table:table-cell>
          <table:table-cell table:style-name="ce1" office:value-type="string" calcext:value-type="string">
            <text:p>2-param5-100</text:p>
          </table:table-cell>
          <table:table-cell office:value-type="float" office:value="5008014" calcext:value-type="float">
            <text:p>5008014</text:p>
          </table:table-cell>
          <table:table-cell office:value-type="float" office:value="23.189" calcext:value-type="float">
            <text:p>23.189</text:p>
          </table:table-cell>
          <table:table-cell table:formula="of:=([.H11]/([.I11]/1000))/1000000" office:value-type="float" office:value="215.96506964509" calcext:value-type="float">
            <text:p>215.96506964509</text:p>
          </table:table-cell>
          <table:table-cell table:style-name="ce6" table:formula="of:=[.$H$3]/[.H11]" office:value-type="float" office:value="1.99679933003382" calcext:value-type="float">
            <text:p>1.99679933003382</text:p>
          </table:table-cell>
          <table:table-cell table:style-name="ce6" table:formula="of:=[.$I$3]/[.I11]" office:value-type="float" office:value="4.31238949497607" calcext:value-type="float">
            <text:p>4.31238949497607</text:p>
          </table:table-cell>
          <table:table-cell office:value-type="string" calcext:value-type="string">
            <text:p>2-param5-100</text:p>
          </table:table-cell>
          <table:table-cell office:value-type="float" office:value="4275404" calcext:value-type="float">
            <text:p>4275404</text:p>
          </table:table-cell>
          <table:table-cell office:value-type="float" office:value="19.795" calcext:value-type="float">
            <text:p>19.795</text:p>
          </table:table-cell>
          <table:table-cell table:formula="of:=([.N11]/([.O11]/1000))/1000000" office:value-type="float" office:value="215.984036372821" calcext:value-type="float">
            <text:p>215.984036372821</text:p>
          </table:table-cell>
          <table:table-cell table:style-name="ce6" table:formula="of:=[.$N$3]/[.N11]" office:value-type="float" office:value="2.33896001407118" calcext:value-type="float">
            <text:p>2.33896001407118</text:p>
          </table:table-cell>
          <table:table-cell table:formula="of:=[.$O$3]/[.O11]" office:value-type="float" office:value="5.05178075266481" calcext:value-type="float">
            <text:p>5.05178075266481</text:p>
          </table:table-cell>
          <table:table-cell table:number-columns-repeated="5"/>
        </table:table-row>
        <table:table-row table:style-name="ro1" table:number-rows-repeated="2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11:43:33.950954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16:05:21.610204081</meta:creation-date>
    <dc:date>2021-04-01T14:20:25.481573592</dc:date>
    <meta:editing-duration>P3DT11H26M38S</meta:editing-duration>
    <meta:editing-cycles>12</meta:editing-cycles>
    <meta:generator>LibreOffice/7.0.3.1$Linux_X86_64 LibreOffice_project/00$Build-1</meta:generator>
    <meta:document-statistic meta:table-count="3" meta:cell-count="477" meta:object-count="0"/>
  </office:meta>
</office:document-meta>
</file>